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line-height="100%"/>
      <style:text-properties style:font-name="Courier 10 Pitch" fo:font-size="10pt" style:font-size-asian="10pt" style:font-size-complex="10pt"/>
    </style:style>
    <style:style style:name="P11"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2" style:family="paragraph" style:parent-style-name="Text_20_body">
      <style:paragraph-properties fo:line-height="100%"/>
      <style:text-properties style:font-name="Courier 10 Pitch" fo:font-size="10pt" fo:language="en" fo:country="US" style:font-size-asian="10pt" style:font-size-complex="10pt"/>
    </style:style>
    <style:style style:name="P13"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4" style:family="paragraph" style:parent-style-name="Text_20_body">
      <style:paragraph-properties fo:line-height="100%"/>
    </style:style>
    <style:style style:name="P15" style:family="paragraph" style:parent-style-name="Text_20_body">
      <style:paragraph-properties fo:line-height="100%" fo:text-align="start" style:justify-single-word="false"/>
    </style:style>
    <style:style style:name="P16" style:family="paragraph" style:parent-style-name="Contents_20_6">
      <style:paragraph-properties>
        <style:tab-stops>
          <style:tab-stop style:position="13.504cm" style:type="right" style:leader-style="dotted" style:leader-text="."/>
        </style:tab-stops>
      </style:paragraph-properties>
    </style:style>
    <style:style style:name="P17" style:family="paragraph" style:parent-style-name="Footnote">
      <style:paragraph-properties fo:text-align="justify" style:justify-single-word="false"/>
    </style:style>
    <style:style style:name="P18" style:family="paragraph" style:parent-style-name="Footnote">
      <style:paragraph-properties fo:margin-left="0cm" fo:margin-right="0cm" fo:text-indent="0cm" style:auto-text-indent="false"/>
    </style:style>
    <style:style style:name="P19" style:family="paragraph" style:parent-style-name="Footnote">
      <style:paragraph-properties fo:margin-left="0cm" fo:margin-right="0cm" fo:text-align="justify" style:justify-single-word="false" fo:text-indent="0cm" style:auto-text-indent="false">
        <style:tab-stops/>
      </style:paragraph-properties>
    </style:style>
    <style:style style:name="P20" style:family="paragraph" style:parent-style-name="Footnote">
      <style:paragraph-properties fo:margin-left="0cm" fo:margin-right="0cm" fo:text-indent="0cm" style:auto-text-indent="false">
        <style:tab-stops/>
      </style:paragraph-properties>
    </style:style>
    <style:style style:name="P21" style:family="paragraph" style:parent-style-name="Note_20_de_20_bas_20_de_20_page">
      <style:paragraph-properties fo:text-align="justify" style:justify-single-word="false"/>
    </style:style>
    <style:style style:name="P22"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3" style:family="paragraph" style:parent-style-name="Standard" style:list-style-name="L2">
      <style:paragraph-properties fo:text-align="justify" style:justify-single-word="false"/>
      <style:text-properties fo:language="en" fo:country="U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Text_20_body" style:list-style-name="L1">
      <style:text-properties style:font-name="Arial" fo:font-weight="bold" style:font-weight-asian="bold" style:font-name-complex="Arial"/>
    </style:style>
    <style:style style:name="P27" style:family="paragraph" style:parent-style-name="Heading_20_4">
      <style:text-properties style:font-name="Arial" style:font-name-complex="Arial"/>
    </style:style>
    <style:style style:name="P28" style:family="paragraph" style:parent-style-name="Heading_20_3">
      <style:text-properties style:font-name="Arial" style:font-name-complex="Arial"/>
    </style:style>
    <style:style style:name="P29" style:family="paragraph" style:parent-style-name="Heading_20_6">
      <style:text-properties style:font-name="Arial" style:font-name-complex="Arial"/>
    </style:style>
    <style:style style:name="P30" style:family="paragraph" style:parent-style-name="Heading_20_6">
      <style:paragraph-properties fo:break-before="page"/>
      <style:text-properties style:font-name="Arial" fo:language="en" fo:country="US" style:font-name-complex="Arial"/>
    </style:style>
    <style:style style:name="P31" style:family="paragraph" style:parent-style-name="Heading_20_6">
      <style:paragraph-properties fo:break-before="page"/>
      <style:text-properties style:font-name="Arial" style:font-name-complex="Arial"/>
    </style:style>
    <style:style style:name="P32" style:family="paragraph" style:parent-style-name="Heading_20_5">
      <style:text-properties style:font-name="Arial" style:font-name-complex="Arial"/>
    </style:style>
    <style:style style:name="T1" style:family="text">
      <style:text-properties fo:language="en" fo:country="US"/>
    </style:style>
    <style:style style:name="T2" style:family="text">
      <style:text-properties style:font-name="Arial" style:font-name-complex="Arial"/>
    </style:style>
    <style:style style:name="T3" style:family="text">
      <style:text-properties style:font-name="Arial" fo:font-size="11pt" style:letter-kerning="false" style:font-name-asian="Times New Roman" style:font-size-asian="11pt" style:font-name-complex="Arial" style:font-size-complex="11pt"/>
    </style:style>
    <style:style style:name="T4" style:family="text">
      <style:text-properties fo:font-style="italic" style:font-style-asian="italic" style:font-style-complex="italic"/>
    </style:style>
    <style:style style:name="T5" style:family="text">
      <style:text-properties style:font-name="Times New Roman" style:font-name-complex="Times New Roman"/>
    </style:style>
    <style:style style:name="T6" style:family="text">
      <style:text-properties style:font-name="Courier 10 Pitch" fo:font-size="10pt" style:font-size-asian="10pt" style:font-size-complex="10pt"/>
    </style:style>
    <style:style style:name="T7" style:family="text">
      <style:text-properties style:font-name="Courier 10 Pitch" fo:font-size="10pt" fo:language="en" fo:country="US"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té paris 8</text:p>
      <text:p text:style-name="P2">IUT MONTREUIL</text:p>
      <text:p text:style-name="P2"/>
      <text:p text:style-name="P3">Projet Bomberdose</text:p>
      <text:p text:style-name="P4">Réalisé par Quentin Leuly (GI), Francisco Micaelli (IN), Olivier Solliec (IN)</text:p>
      <text:p text:style-name="P4">Tuteur : Dario Vieira</text:p>
      <text:p text:style-name="P7">Le 09 avril 2010</text:p>
      <text:p text:style-name="P1"/>
      <text:h text:style-name="P24" text:outline-level="1"><text:bookmark-start text:name="_Toc258360307"/>Résumé du rapport<text:bookmark-end text:name="_Toc258360307"/></text:h>
      <text:p text:style-name="Text_20_body">Nous allons vous présenter en quelques mots le contenu du rapport du BomberDose. Tout d'abord, ce projet est réalisé dans le cadre du projet de fin de deuxième année du DUT informatique à l'iut de Montreuil. Bomberdose, basé sur le célèbre Bomberman édité par Hudson Soft en 1983, est un jeu multi-joueurs en réseau, en temps réel, où il faut poser des bombes afin de se débarrasser de ses adversaires pour remporter la partie. Il est réalisé selon une architecture Client/Serveur, où le serveur gère le moteur du jeu et le client s'occupe de l'affichage graphique et des écouteurs clavier.</text:p>
      <text:p text:style-name="Text_20_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_20_body">Dans ce rapport, nous vous guiderons de l'étape de choix du projet à la réalisation de celui ci, tout en explicitant les choix de conception qui s'imposaient. De plus, une copie du cahier des charges initial ainsi qu'un manuel de l'utilisateur sont attachés à ce rapport.</text:p>
      <text:p text:style-name="Text_20_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_20_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25" text:outline-level="1"><text:bookmark-start text:name="_Toc258360308"/>Summary<text:bookmark-end text:name="_Toc258360308"/></text:h>
      <text:p text:style-name="P8">This project has been realized to validate our second year at Montreuil Institute of Technology.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p>
      <text:p text:style-name="P8">To concur with the free software spirit at Montreuil Institute of Technology,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8">Then, we will walk you through the report, from the beginning, that is to say the choice of the project, to the designing/programming part. Furthermore, we included a copy of the users' manual, and of the project specification document.</text:p>
      <text:p text:style-name="P8">Next, we will present the programming language C++, that was relatively new to our team, as well as the SFML library which has nice ways of managing network and graphics programming. However, a project like this never goes smoothly and has to fix/circumvent <text:s/>obstacles, so we will tell you what they were, obviously the biggest one being time. Actually, we had to remove some elements from our project due to poor time management.</text:p>
      <text:p text:style-name="P8">Eventually, we will draw a comparison between our initial goals and the final product, sharing with you our thoughts on Bomberdose as well as the experience such a project gave us.</text:p>
      <text:p text:style-name="P8"/>
      <text:p text:style-name="P8"/>
      <text:p text:style-name="P8"/>
      <text:p text:style-name="P8"/>
      <text:p text:style-name="P8"/>
      <text:p text:style-name="P8"/>
      <text:p text:style-name="TM_20_1"><text:soft-page-break/>Sommaire</text:p>
      <text:table-of-content text:style-name="Sect1" text:name="_TOC0">
        <text:table-of-content-source text:outline-level="9">
          <text:index-title-template text:style-name="Contents_20_Heading">Table of Content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TM_20_3">
            <text:index-entry-text/>
            <text:index-entry-tab-stop style:type="right" style:leader-char="."/>
            <text:index-entry-page-number/>
          </text:table-of-content-entry-template>
          <text:table-of-content-entry-template text:outline-level="4" text:style-name="TM_20_4">
            <text:index-entry-text/>
            <text:index-entry-tab-stop style:type="right" style:leader-char="."/>
            <text:index-entry-page-number/>
          </text:table-of-content-entry-template>
          <text:table-of-content-entry-template text:outline-level="5" text:style-name="TM_20_5">
            <text:index-entry-text/>
            <text:index-entry-tab-stop style:type="right" style:leader-char="."/>
            <text:index-entry-page-number/>
          </text:table-of-content-entry-template>
          <text:table-of-content-entry-template text:outline-level="6" text:style-name="TM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M_20_1">Résumé du rapport<text:tab/>3</text:p>
          <text:p text:style-name="TM_20_1"><text:span text:style-name="Police_20_par_20_défaut"><text:span text:style-name="T1">Summary</text:span></text:span><text:tab/>4</text:p>
          <text:p text:style-name="TM_20_1">Introduction<text:tab/>7</text:p>
          <text:p text:style-name="TM_20_2"><text:span text:style-name="Police_20_par_20_défaut"><text:span text:style-name="T2">I.</text:span></text:span><text:span text:style-name="Police_20_par_20_défaut"><text:span text:style-name="T3"><text:tab/></text:span></text:span><text:span text:style-name="Police_20_par_20_défaut"><text:span text:style-name="T2">Justification du projet</text:span></text:span><text:span text:style-name="Police_20_par_20_défaut"><text:span text:style-name="T2"><text:tab/></text:span></text:span><text:span text:style-name="Police_20_par_20_défaut"><text:span text:style-name="T2">7</text:span></text:span></text:p>
          <text:p text:style-name="TM_20_2"><text:span text:style-name="Police_20_par_20_défaut"><text:span text:style-name="T2">II.</text:span></text:span><text:span text:style-name="Police_20_par_20_défaut"><text:span text:style-name="T3"><text:tab/></text:span></text:span><text:span text:style-name="Police_20_par_20_défaut"><text:span text:style-name="T2">Analyse de l'existant</text:span></text:span><text:span text:style-name="Police_20_par_20_défaut"><text:span text:style-name="T2"><text:tab/></text:span></text:span><text:span text:style-name="Police_20_par_20_défaut"><text:span text:style-name="T2">7</text:span></text:span></text:p>
          <text:p text:style-name="TM_20_3"><text:span text:style-name="Police_20_par_20_défaut"><text:span text:style-name="T2">A.</text:span></text:span><text:span text:style-name="Police_20_par_20_défaut"><text:span text:style-name="T3"><text:tab/></text:span></text:span><text:span text:style-name="Police_20_par_20_défaut"><text:span text:style-name="T2">Jeu original</text:span></text:span><text:span text:style-name="Police_20_par_20_défaut"><text:span text:style-name="T2"><text:tab/></text:span></text:span><text:span text:style-name="Police_20_par_20_défaut"><text:span text:style-name="T2">7</text:span></text:span></text:p>
          <text:p text:style-name="TM_20_3"><text:span text:style-name="Police_20_par_20_défaut"><text:span text:style-name="T2">B.</text:span></text:span><text:span text:style-name="Police_20_par_20_défaut"><text:span text:style-name="T3"><text:tab/></text:span></text:span><text:span text:style-name="Police_20_par_20_défaut"><text:span text:style-name="T2">Projets concurrents/voisins</text:span></text:span><text:span text:style-name="Police_20_par_20_défaut"><text:span text:style-name="T2"><text:tab/></text:span></text:span><text:span text:style-name="Police_20_par_20_défaut"><text:span text:style-name="T2">8</text:span></text:span></text:p>
          <text:p text:style-name="TM_20_1">Développement<text:tab/>8</text:p>
          <text:p text:style-name="TM_20_2"><text:span text:style-name="Police_20_par_20_défaut"><text:span text:style-name="T2">I.</text:span></text:span><text:span text:style-name="Police_20_par_20_défaut"><text:span text:style-name="T3"><text:tab/></text:span></text:span><text:span text:style-name="Police_20_par_20_défaut"><text:span text:style-name="T2">La démarche</text:span></text:span><text:span text:style-name="Police_20_par_20_défaut"><text:span text:style-name="T2"><text:tab/></text:span></text:span><text:span text:style-name="Police_20_par_20_défaut"><text:span text:style-name="T2">8</text:span></text:span></text:p>
          <text:p text:style-name="TM_20_3"><text:span text:style-name="Police_20_par_20_défaut"><text:span text:style-name="T2">A.</text:span></text:span><text:span text:style-name="Police_20_par_20_défaut"><text:span text:style-name="T3"><text:tab/></text:span></text:span><text:span text:style-name="Police_20_par_20_défaut"><text:span text:style-name="T2">La répartition des tâches</text:span></text:span><text:span text:style-name="Police_20_par_20_défaut"><text:span text:style-name="T2"><text:tab/></text:span></text:span><text:span text:style-name="Police_20_par_20_défaut"><text:span text:style-name="T2">8</text:span></text:span></text:p>
          <text:p text:style-name="TM_20_3"><text:span text:style-name="Police_20_par_20_défaut"><text:span text:style-name="T2">B.</text:span></text:span><text:span text:style-name="Police_20_par_20_défaut"><text:span text:style-name="T3"><text:tab/></text:span></text:span><text:span text:style-name="Police_20_par_20_défaut"><text:span text:style-name="T2">Utilisation d'outils de contrôle de version</text:span></text:span><text:span text:style-name="Police_20_par_20_défaut"><text:span text:style-name="T2"><text:tab/></text:span></text:span><text:span text:style-name="Police_20_par_20_défaut"><text:span text:style-name="T2">9</text:span></text:span></text:p>
          <text:p text:style-name="TM_20_3"><text:span text:style-name="Police_20_par_20_défaut"><text:span text:style-name="T2">C.</text:span></text:span><text:span text:style-name="Police_20_par_20_défaut"><text:span text:style-name="T3"><text:tab/></text:span></text:span><text:span text:style-name="Police_20_par_20_défaut"><text:span text:style-name="T2">Changements des spécifications techniques</text:span></text:span><text:span text:style-name="Police_20_par_20_défaut"><text:span text:style-name="T2"><text:tab/></text:span></text:span><text:span text:style-name="Police_20_par_20_défaut"><text:span text:style-name="T2">9</text:span></text:span></text:p>
          <text:p text:style-name="TM_20_2"><text:span text:style-name="Police_20_par_20_défaut"><text:span text:style-name="T2">II.</text:span></text:span><text:span text:style-name="Police_20_par_20_défaut"><text:span text:style-name="T3"><text:tab/></text:span></text:span><text:span text:style-name="Police_20_par_20_défaut"><text:span text:style-name="T2">La réalisation</text:span></text:span><text:span text:style-name="Police_20_par_20_défaut"><text:span text:style-name="T2"><text:tab/></text:span></text:span><text:span text:style-name="Police_20_par_20_défaut"><text:span text:style-name="T2">10</text:span></text:span></text:p>
          <text:p text:style-name="TM_20_3"><text:span text:style-name="Police_20_par_20_défaut"><text:span text:style-name="T2">A.</text:span></text:span><text:span text:style-name="Police_20_par_20_défaut"><text:span text:style-name="T3"><text:tab/></text:span></text:span><text:span text:style-name="Police_20_par_20_défaut"><text:span text:style-name="T2">Le cahier des charges</text:span></text:span><text:span text:style-name="Police_20_par_20_défaut"><text:span text:style-name="T2"><text:tab/></text:span></text:span><text:span text:style-name="Police_20_par_20_défaut"><text:span text:style-name="T2">10</text:span></text:span></text:p>
          <text:p text:style-name="TM_20_3"><text:span text:style-name="Police_20_par_20_défaut"><text:span text:style-name="T2">B.</text:span></text:span><text:span text:style-name="Police_20_par_20_défaut"><text:span text:style-name="T3"><text:tab/></text:span></text:span><text:span text:style-name="Police_20_par_20_défaut"><text:span text:style-name="T2">Manuel utilisateur</text:span></text:span><text:span text:style-name="Police_20_par_20_défaut"><text:span text:style-name="T2"><text:tab/></text:span></text:span><text:span text:style-name="Police_20_par_20_défaut"><text:span text:style-name="T2">10</text:span></text:span></text:p>
          <text:p text:style-name="TM_20_5"><text:span text:style-name="Police_20_par_20_défaut"><text:span text:style-name="T2">1.</text:span></text:span><text:span text:style-name="Police_20_par_20_défaut"><text:span text:style-name="T3"><text:tab/></text:span></text:span><text:span text:style-name="Police_20_par_20_défaut"><text:span text:style-name="T2">Description générale du jeu</text:span></text:span><text:span text:style-name="Police_20_par_20_défaut"><text:span text:style-name="T2"><text:tab/></text:span></text:span><text:span text:style-name="Police_20_par_20_défaut"><text:span text:style-name="T2">10</text:span></text:span></text:p>
          <text:p text:style-name="TM_20_5"><text:span text:style-name="Police_20_par_20_défaut"><text:span text:style-name="T2">2.</text:span></text:span><text:span text:style-name="Police_20_par_20_défaut"><text:span text:style-name="T3"><text:tab/></text:span></text:span><text:span text:style-name="Police_20_par_20_défaut"><text:span text:style-name="T2">Configuration serveur</text:span></text:span><text:span text:style-name="Police_20_par_20_défaut"><text:span text:style-name="T2"><text:tab/></text:span></text:span><text:span text:style-name="Police_20_par_20_défaut"><text:span text:style-name="T2">11</text:span></text:span></text:p>
          <text:p text:style-name="TM_20_5"><text:span text:style-name="Police_20_par_20_défaut"><text:span text:style-name="T2">3.</text:span></text:span><text:span text:style-name="Police_20_par_20_défaut"><text:span text:style-name="T3"><text:tab/></text:span></text:span><text:span text:style-name="Police_20_par_20_défaut"><text:span text:style-name="T2">Configuration client</text:span></text:span><text:span text:style-name="Police_20_par_20_défaut"><text:span text:style-name="T2"><text:tab/></text:span></text:span><text:span text:style-name="Police_20_par_20_défaut"><text:span text:style-name="T2">11</text:span></text:span></text:p>
          <text:p text:style-name="TM_20_5"><text:span text:style-name="Police_20_par_20_défaut"><text:span text:style-name="T2">4.</text:span></text:span><text:span text:style-name="Police_20_par_20_défaut"><text:span text:style-name="T3"><text:tab/></text:span></text:span><text:span text:style-name="Police_20_par_20_défaut"><text:span text:style-name="T2">Une partie</text:span></text:span><text:span text:style-name="Police_20_par_20_défaut"><text:span text:style-name="T2"><text:tab/></text:span></text:span><text:span text:style-name="Police_20_par_20_défaut"><text:span text:style-name="T2">11</text:span></text:span></text:p>
          <text:p text:style-name="TM_20_5"><text:span text:style-name="Police_20_par_20_défaut"><text:span text:style-name="T2">5.</text:span></text:span><text:span text:style-name="Police_20_par_20_défaut"><text:span text:style-name="T3"><text:tab/></text:span></text:span><text:span text:style-name="Police_20_par_20_défaut"><text:span text:style-name="T2">Les objets</text:span></text:span><text:span text:style-name="Police_20_par_20_défaut"><text:span text:style-name="T2"><text:tab/></text:span></text:span><text:span text:style-name="Police_20_par_20_défaut"><text:span text:style-name="T2">12</text:span></text:span></text:p>
          <text:p text:style-name="TM_20_3"><text:span text:style-name="Police_20_par_20_défaut"><text:span text:style-name="T2">C.</text:span></text:span><text:span text:style-name="Police_20_par_20_défaut"><text:span text:style-name="T3"><text:tab/></text:span></text:span><text:span text:style-name="Police_20_par_20_défaut"><text:span text:style-name="T2">La conception générale et détaillée de l'application</text:span></text:span><text:span text:style-name="Police_20_par_20_défaut"><text:span text:style-name="T2"><text:tab/></text:span></text:span><text:span text:style-name="Police_20_par_20_défaut"><text:span text:style-name="T2">12</text:span></text:span></text:p>
          <text:p text:style-name="TM_20_4"><text:span text:style-name="Police_20_par_20_défaut"><text:span text:style-name="T2">1.</text:span></text:span><text:span text:style-name="Police_20_par_20_défaut"><text:span text:style-name="T3"><text:tab/></text:span></text:span><text:span text:style-name="Police_20_par_20_défaut"><text:span text:style-name="T2">La communication</text:span></text:span><text:span text:style-name="Police_20_par_20_défaut"><text:span text:style-name="T2"><text:tab/></text:span></text:span><text:span text:style-name="Police_20_par_20_défaut"><text:span text:style-name="T2">12</text:span></text:span></text:p>
          <text:p text:style-name="TM_20_5"><text:span text:style-name="Police_20_par_20_défaut"><text:span text:style-name="T2">2.</text:span></text:span><text:span text:style-name="Police_20_par_20_défaut"><text:span text:style-name="T3"><text:tab/></text:span></text:span><text:span text:style-name="Police_20_par_20_défaut"><text:span text:style-name="T2">Coté serveur</text:span></text:span><text:span text:style-name="Police_20_par_20_défaut"><text:span text:style-name="T2"><text:tab/></text:span></text:span><text:span text:style-name="Police_20_par_20_défaut"><text:span text:style-name="T2">13</text:span></text:span></text:p>
          <text:p text:style-name="TM_20_5"><text:span text:style-name="Police_20_par_20_défaut"><text:span text:style-name="T2">3.</text:span></text:span><text:span text:style-name="Police_20_par_20_défaut"><text:span text:style-name="T3"><text:tab/></text:span></text:span><text:span text:style-name="Police_20_par_20_défaut"><text:span text:style-name="T2">Côté client</text:span></text:span><text:span text:style-name="Police_20_par_20_défaut"><text:span text:style-name="T2"><text:tab/></text:span></text:span><text:span text:style-name="Police_20_par_20_défaut"><text:span text:style-name="T2">13</text:span></text:span></text:p>
          <text:p text:style-name="TM_20_5"><text:span text:style-name="Police_20_par_20_défaut"><text:span text:style-name="T2">4.</text:span></text:span><text:span text:style-name="Police_20_par_20_défaut"><text:span text:style-name="T3"><text:tab/></text:span></text:span><text:span text:style-name="Police_20_par_20_défaut"><text:span text:style-name="T2">Ports utilisés</text:span></text:span><text:span text:style-name="Police_20_par_20_défaut"><text:span text:style-name="T2"><text:tab/></text:span></text:span><text:span text:style-name="Police_20_par_20_défaut"><text:span text:style-name="T2">13</text:span></text:span></text:p>
          <text:p text:style-name="TM_20_5"><text:span text:style-name="Police_20_par_20_défaut"><text:span text:style-name="T2">5.</text:span></text:span><text:span text:style-name="Police_20_par_20_défaut"><text:span text:style-name="T3"><text:tab/></text:span></text:span><text:span text:style-name="Police_20_par_20_défaut"><text:span text:style-name="T2">Les threads</text:span></text:span><text:span text:style-name="Police_20_par_20_défaut"><text:span text:style-name="T2"><text:tab/></text:span></text:span><text:span text:style-name="Police_20_par_20_défaut"><text:span text:style-name="T2">13</text:span></text:span></text:p>
          <text:p text:style-name="TM_20_5"><text:span text:style-name="Police_20_par_20_défaut"><text:span text:style-name="T2">6.</text:span></text:span><text:span text:style-name="Police_20_par_20_défaut"><text:span text:style-name="T3"><text:tab/></text:span></text:span><text:span text:style-name="Police_20_par_20_défaut"><text:span text:style-name="T2">Les Mutex</text:span></text:span><text:span text:style-name="Police_20_par_20_défaut"><text:span text:style-name="T2"><text:tab/></text:span></text:span><text:span text:style-name="Police_20_par_20_défaut"><text:span text:style-name="T2">14</text:span></text:span></text:p>
          <text:p text:style-name="TM_20_5"><text:span text:style-name="Police_20_par_20_défaut"><text:span text:style-name="T2">7.</text:span></text:span><text:span text:style-name="Police_20_par_20_défaut"><text:span text:style-name="T3"><text:tab/></text:span></text:span><text:span text:style-name="Police_20_par_20_défaut"><text:span text:style-name="T2">Les packets</text:span></text:span><text:span text:style-name="Police_20_par_20_défaut"><text:span text:style-name="T2"><text:tab/></text:span></text:span><text:span text:style-name="Police_20_par_20_défaut"><text:span text:style-name="T2">14</text:span></text:span></text:p>
          <text:p text:style-name="TM_20_3"><text:span text:style-name="Police_20_par_20_défaut"><text:span text:style-name="T2">D.</text:span></text:span><text:span text:style-name="Police_20_par_20_défaut"><text:span text:style-name="T3"><text:tab/></text:span></text:span><text:span text:style-name="Police_20_par_20_défaut"><text:span text:style-name="T2">La réalisation et la validation de l'application</text:span></text:span><text:span text:style-name="Police_20_par_20_défaut"><text:span text:style-name="T2"><text:tab/></text:span></text:span><text:span text:style-name="Police_20_par_20_défaut"><text:span text:style-name="T2">14</text:span></text:span></text:p>
          <text:p text:style-name="TM_20_4"><text:span text:style-name="Police_20_par_20_défaut"><text:span text:style-name="T2">1.</text:span></text:span><text:span text:style-name="Police_20_par_20_défaut"><text:span text:style-name="T3"><text:tab/></text:span></text:span><text:span text:style-name="Police_20_par_20_défaut"><text:span text:style-name="T2">Le C++</text:span></text:span><text:span text:style-name="Police_20_par_20_défaut"><text:span text:style-name="T2"><text:tab/></text:span></text:span><text:span text:style-name="Police_20_par_20_défaut"><text:span text:style-name="T2">14</text:span></text:span></text:p>
          <text:p text:style-name="TM_20_4"><text:span text:style-name="Police_20_par_20_défaut"><text:span text:style-name="T2">2.</text:span></text:span><text:span text:style-name="Police_20_par_20_défaut"><text:span text:style-name="T3"><text:tab/></text:span></text:span><text:span text:style-name="Police_20_par_20_défaut"><text:span text:style-name="T2">La SFML</text:span></text:span><text:span text:style-name="Police_20_par_20_défaut"><text:span text:style-name="T2"><text:tab/></text:span></text:span><text:span text:style-name="Police_20_par_20_défaut"><text:span text:style-name="T2">15</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Description de la sfml</text:span></text:span><text:span text:style-name="Police_20_par_20_défaut"><text:span text:style-name="T2"><text:tab/></text:span></text:span><text:span text:style-name="Police_20_par_20_défaut"><text:span text:style-name="T2">15</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Les limites de la sfml</text:span></text:span><text:span text:style-name="Police_20_par_20_défaut"><text:span text:style-name="T2"><text:tab/></text:span></text:span><text:span text:style-name="Police_20_par_20_défaut"><text:span text:style-name="T2">15</text:span></text:span></text:p>
          <text:p text:style-name="TM_20_4"><text:span text:style-name="Police_20_par_20_défaut"><text:span text:style-name="T2">3.</text:span></text:span><text:span text:style-name="Police_20_par_20_défaut"><text:span text:style-name="T3"><text:tab/></text:span></text:span><text:span text:style-name="Police_20_par_20_défaut"><text:span text:style-name="T2">Le moteur de jeu</text:span></text:span><text:span text:style-name="Police_20_par_20_défaut"><text:span text:style-name="T2"><text:tab/></text:span></text:span><text:span text:style-name="Police_20_par_20_défaut"><text:span text:style-name="T2">16</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Bomberdose</text:span></text:span><text:span text:style-name="Police_20_par_20_défaut"><text:span text:style-name="T2"><text:tab/></text:span></text:span><text:span text:style-name="Police_20_par_20_défaut"><text:span text:style-name="T2">16</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Plateau</text:span></text:span><text:span text:style-name="Police_20_par_20_défaut"><text:span text:style-name="T2"><text:tab/></text:span></text:span><text:span text:style-name="Police_20_par_20_défaut"><text:span text:style-name="T2">16</text:span></text:span></text:p>
          <text:p text:style-name="TM_20_5"><text:span text:style-name="Police_20_par_20_défaut"><text:span text:style-name="T2">c.</text:span></text:span><text:span text:style-name="Police_20_par_20_défaut"><text:span text:style-name="T3"><text:tab/></text:span></text:span><text:span text:style-name="Police_20_par_20_défaut"><text:span text:style-name="T2">Joueur</text:span></text:span><text:span text:style-name="Police_20_par_20_défaut"><text:span text:style-name="T2"><text:tab/></text:span></text:span><text:span text:style-name="Police_20_par_20_défaut"><text:span text:style-name="T2">17</text:span></text:span></text:p>
          <text:p text:style-name="TM_20_5"><text:span text:style-name="Police_20_par_20_défaut"><text:span text:style-name="T2">d.</text:span></text:span><text:span text:style-name="Police_20_par_20_défaut"><text:span text:style-name="T3"><text:tab/></text:span></text:span><text:span text:style-name="Police_20_par_20_défaut"><text:span text:style-name="T2">Server</text:span></text:span><text:span text:style-name="Police_20_par_20_défaut"><text:span text:style-name="T2"><text:tab/></text:span></text:span><text:span text:style-name="Police_20_par_20_défaut"><text:span text:style-name="T2">17</text:span></text:span></text:p>
          <text:p text:style-name="TM_20_5"><text:span text:style-name="Police_20_par_20_défaut"><text:span text:style-name="T2">e.</text:span></text:span><text:span text:style-name="Police_20_par_20_défaut"><text:span text:style-name="T3"><text:tab/></text:span></text:span><text:span text:style-name="Police_20_par_20_défaut"><text:span text:style-name="T2">Sclient</text:span></text:span><text:span text:style-name="Police_20_par_20_défaut"><text:span text:style-name="T2"><text:tab/></text:span></text:span><text:span text:style-name="Police_20_par_20_défaut"><text:span text:style-name="T2">17</text:span></text:span></text:p>
          <text:p text:style-name="TM_20_5"><text:span text:style-name="Police_20_par_20_défaut"><text:span text:style-name="T2">f.</text:span></text:span><text:span text:style-name="Police_20_par_20_défaut"><text:span text:style-name="T3"><text:tab/></text:span></text:span><text:span text:style-name="Police_20_par_20_défaut"><text:span text:style-name="T2">Structure de données ToClient.h</text:span></text:span><text:span text:style-name="Police_20_par_20_défaut"><text:span text:style-name="T2"><text:tab/></text:span></text:span><text:span text:style-name="Police_20_par_20_défaut"><text:span text:style-name="T2">17</text:span></text:span></text:p>
          <text:p text:style-name="TM_20_4"><text:span text:style-name="Police_20_par_20_défaut"><text:span text:style-name="T2">4.</text:span></text:span><text:span text:style-name="Police_20_par_20_défaut"><text:span text:style-name="T3"><text:tab/></text:span></text:span><text:span text:style-name="Police_20_par_20_défaut"><text:span text:style-name="T2">Les macros</text:span></text:span><text:span text:style-name="Police_20_par_20_défaut"><text:span text:style-name="T2"><text:tab/></text:span></text:span><text:span text:style-name="Police_20_par_20_défaut"><text:span text:style-name="T2">18</text:span></text:span></text:p>
          <text:p text:style-name="TM_20_4"><text:span text:style-name="Police_20_par_20_défaut"><text:span text:style-name="T2">5.</text:span></text:span><text:span text:style-name="Police_20_par_20_défaut"><text:span text:style-name="T3"><text:tab/></text:span></text:span><text:span text:style-name="Police_20_par_20_défaut"><text:span text:style-name="T2">Le client</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Client</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Structure de données ToServer.h</text:span></text:span><text:span text:style-name="Police_20_par_20_défaut"><text:span text:style-name="T2"><text:tab/></text:span></text:span><text:span text:style-name="Police_20_par_20_défaut"><text:span text:style-name="T2">18</text:span></text:span></text:p>
          <text:p text:style-name="TM_20_4"><text:span text:style-name="Police_20_par_20_défaut"><text:span text:style-name="T2">6.</text:span></text:span><text:span text:style-name="Police_20_par_20_défaut"><text:span text:style-name="T3"><text:tab/></text:span></text:span><text:span text:style-name="Police_20_par_20_défaut"><text:span text:style-name="T2">Difficultés rencontrées</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a.</text:span></text:span><text:span text:style-name="Police_20_par_20_défaut"><text:span text:style-name="T3"><text:tab/></text:span></text:span><text:span text:style-name="Police_20_par_20_défaut"><text:span text:style-name="T2">Partage de variables entre les threads</text:span></text:span><text:span text:style-name="Police_20_par_20_défaut"><text:span text:style-name="T2"><text:tab/></text:span></text:span><text:span text:style-name="Police_20_par_20_défaut"><text:span text:style-name="T2">18</text:span></text:span></text:p>
          <text:p text:style-name="TM_20_5"><text:span text:style-name="Police_20_par_20_défaut"><text:span text:style-name="T2">b.</text:span></text:span><text:span text:style-name="Police_20_par_20_défaut"><text:span text:style-name="T3"><text:tab/></text:span></text:span><text:span text:style-name="Police_20_par_20_défaut"><text:span text:style-name="T2">Utilisation d'une fréquence importante du CPU dans les Threads</text:span></text:span><text:span text:style-name="Police_20_par_20_défaut"><text:span text:style-name="T2"><text:tab/></text:span></text:span><text:span text:style-name="Police_20_par_20_défaut"><text:span text:style-name="T2">19</text:span></text:span></text:p>
          <text:p text:style-name="TM_20_5"><text:soft-page-break/><text:span text:style-name="Police_20_par_20_défaut"><text:span text:style-name="T2">c.</text:span></text:span><text:span text:style-name="Police_20_par_20_défaut"><text:span text:style-name="T3"><text:tab/></text:span></text:span><text:span text:style-name="Police_20_par_20_défaut"><text:span text:style-name="T2">Arrêt de la méthode Run() d'un Thread d'écoute</text:span></text:span><text:span text:style-name="Police_20_par_20_défaut"><text:span text:style-name="T2"><text:tab/></text:span></text:span><text:span text:style-name="Police_20_par_20_défaut"><text:span text:style-name="T2">19</text:span></text:span></text:p>
          <text:p text:style-name="TM_20_4"><text:span text:style-name="Police_20_par_20_défaut"><text:span text:style-name="T2">7.</text:span></text:span><text:span text:style-name="Police_20_par_20_défaut"><text:span text:style-name="T3"><text:tab/></text:span></text:span><text:span text:style-name="Police_20_par_20_défaut"><text:span text:style-name="T2">Le produit final</text:span></text:span><text:span text:style-name="Police_20_par_20_défaut"><text:span text:style-name="T2"><text:tab/></text:span></text:span><text:span text:style-name="Police_20_par_20_défaut"><text:span text:style-name="T2">19</text:span></text:span></text:p>
          <text:p text:style-name="TM_20_1">Conclusion générale<text:tab/>20</text:p>
          <text:p text:style-name="TM_20_1">Bibliographie<text:tab/>21</text:p>
          <text:p text:style-name="TM_20_1">Glossaire<text:tab/>22</text:p>
          <text:p text:style-name="TM_20_1">Annexes<text:tab/>25</text:p>
          <text:p text:style-name="TM_20_6"><text:span text:style-name="Police_20_par_20_défaut"><text:span text:style-name="T2">Annexe 1 : Licence New BSD</text:span></text:span><text:span text:style-name="Police_20_par_20_défaut"><text:span text:style-name="T2"><text:tab/></text:span></text:span><text:span text:style-name="Police_20_par_20_défaut"><text:span text:style-name="T2">26</text:span></text:span></text:p>
          <text:p text:style-name="TM_20_6"><text:span text:style-name="Police_20_par_20_défaut"><text:span text:style-name="T2">Annexe 3 : Structure de données ToClient et surcharge d'opérateurs</text:span></text:span><text:span text:style-name="Police_20_par_20_défaut"><text:span text:style-name="T2"><text:tab/></text:span></text:span><text:span text:style-name="Police_20_par_20_défaut"><text:span text:style-name="T2">27</text:span></text:span></text:p>
          <text:p text:style-name="TM_20_6"><text:span text:style-name="Police_20_par_20_défaut"><text:span text:style-name="T2">Annexe 4 : Structure de données ToServer et surcharge d'opérateurs</text:span></text:span><text:span text:style-name="Police_20_par_20_défaut"><text:span text:style-name="T2"><text:tab/></text:span></text:span><text:span text:style-name="Police_20_par_20_défaut"><text:span text:style-name="T2">28</text:span></text:span></text:p>
        </text:index-body>
      </text:table-of-content>
      <text:p text:style-name="P16"/>
      <text:p text:style-name="P16"/>
      <text:p text:style-name="Contents_20_1"/>
      <text:p text:style-name="Contents_20_1"/>
      <text:p text:style-name="Standard"/>
      <text:p text:style-name="P1"/>
      <text:h text:style-name="Heading_20_1" text:outline-level="1"><text:bookmark-start text:name="_Toc258360309"/>Introduction<text:bookmark-end text:name="_Toc258360309"/></text:h>
      <text:h text:style-name="Heading_20_2" text:outline-level="2"><text:bookmark-start text:name="_Toc258360310"/>Justification du projet<text:bookmark-end text:name="_Toc258360310"/></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17">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17">http://code.google.com/p/bomberdose/</text:p></text:note-body></text:note></text:span> en licence new BSD<text:span text:style-name="Appel_20_note_20_de_20_bas_20_de_20_p."><text:note text:id="ftn3" text:note-class="footnote"><text:note-citation>3</text:note-citation><text:note-body><text:p text:style-name="P17">Annexe 1 – Licence new BSD</text:p></text:note-body></text:note></text:span>), qui sont indispensables au bon déroulement d'un projet open-source.</text:p>
      <text:h text:style-name="Heading_20_2" text:outline-level="2"><text:bookmark-start text:name="_Toc258360311"/>Analyse de l'existant<text:bookmark-end text:name="_Toc258360311"/></text:h>
      <text:h text:style-name="P28" text:outline-level="3"><text:bookmark-start text:name="_Toc258360312"/>Jeu original<text:bookmark-end text:name="_Toc258360312"/></text:h>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17">http://en.wikipedia.org/wiki/Bomberman</text:p></text:note-body></text:note></text:span> dans le monde entier. Etant l'un des pionniers des jeux multi-joueurs (mais sur une seule machine<text:note text:id="ftn5" text:note-class="footnote"><text:note-citation>5</text:note-citation><text:note-body><text:p text:style-name="Footnote">En hotseat, par opposition à plusieurs machines connectées en réseau.</text:p></text:note-body></text:note>), il s'est rapidement établi comme référence dans le monde du jeu vidéo, notamment <text:soft-page-break/>sur console Nintendo.</text:p>
      <text:h text:style-name="P28" text:outline-level="3"><text:bookmark-start text:name="_Toc258360313"/>Projets concurrents/voisins<text:bookmark-end text:name="_Toc258360313"/></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6" text:note-class="footnote"><text:note-citation>6</text:note-citation><text:note-body><text:p text:style-name="P1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 cet ancien projet ne correspondait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text:bookmark-start text:name="_Toc258360314"/>Développement<text:bookmark-end text:name="_Toc258360314"/></text:h>
      <text:h text:style-name="Heading_20_2" text:outline-level="2"><text:bookmark-start text:name="_Toc258360315"/>La démarche<text:bookmark-end text:name="_Toc258360315"/></text:h>
      <text:h text:style-name="P28" text:outline-level="3"><text:bookmark-start text:name="_Toc258360316"/>La répartition des tâches<text:bookmark-end text:name="_Toc258360316"/></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7" text:note-class="footnote"><text:note-citation>7</text:note-citation><text:note-body><text:p text:style-name="P2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e pouvaient pas consacrer autant de temps que les étudiants en option Imagerie Numérique. Le deuxième critère était l’intéressement de l’étudiant aux différentes parties disponibles. Enfin, nous avons distribué les tâches selon leur « début au plus tard<text:span text:style-name="Appel_20_note_20_de_20_bas_20_de_20_p."><text:note text:id="ftn8" text:note-class="footnote"><text:note-citation>8</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text:soft-page-break/>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h text:style-name="P28" text:outline-level="3"><text:bookmark-start text:name="_Toc258360317"/>Utilisation d'outils de contrôle de version<text:bookmark-end text:name="_Toc258360317"/></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9" text:note-class="footnote"><text:note-citation>9</text:note-citation><text:note-body><text:p text:style-name="P2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10" text:note-class="footnote"><text:note-citation>10</text:note-citation><text:note-body><text:p text:style-name="P20"><text:s/>http://tortoisesvn.tigris.org/</text:p></text:note-body></text:note></text:span>, et un client à commande pour les utilisateurs de linux : SVN.</text:p>
      <text:p text:style-name="Text_20_body">Il est nécessaire de synchroniser un répertoire (ou repository en anglais) sur la machine locale avec le serveur où est stocké le code (nous avons choisi googlecode, qui nous paraissait simple d'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plus avancée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solutions pour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text:soft-page-break/>l'application par mail.</text:p>
      <text:h text:style-name="P28" text:outline-level="3"><text:bookmark-start text:name="_Toc258360318"/>Changements des spécifications techniques<text:bookmark-end text:name="_Toc258360318"/></text:h>
      <text:p text:style-name="Text_20_body">Nous nous sommes aperçus qu'avec la quantité d'objectifs que nous nous étions fixés, il n'était <text:s/>pas possible de tous les atteindre. C'est pourquoi, la gestion du son, prévue à l'origine, ne sera pas effectuée. De plus, certains effets visuels, comme le clignotement des bombes ou des bonus, ne seront pas implémentés. La gestion des sprites (déplacement du joueur) n'étant pas simple lorsqu'il s'agit d'un jeu en réseau, elle ne sera pas implémentée dans la version du Bomberdose que nous devons rendre pour le projet de fin de deuxième année de DUT informatique.</text:p>
      <text:h text:style-name="Heading_20_2" text:outline-level="2"><text:bookmark-start text:name="_Toc258360319"/>La réalisation<text:bookmark-end text:name="_Toc258360319"/></text:h>
      <text:h text:style-name="P28" text:outline-level="3"><text:bookmark-start text:name="_Toc258360320"/>Le cahier des charges<text:bookmark-end text:name="_Toc258360320"/></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1" text:note-class="footnote"><text:note-citation>11</text:note-citation><text:note-body><text:p text:style-name="Note_20_de_20_bas_20_de_20_pag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2" text:note-class="footnote"><text:note-citation>12</text:note-citation><text:note-body><text:p text:style-name="Note_20_de_20_bas_20_de_20_pag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ls veulent l’améliorer, ou implémenter de nouvelles fonctionnalités.</text:p>
      <text:h text:style-name="P28" text:outline-level="3"><text:bookmark-start text:name="_Toc258360321"/><text:soft-page-break/>Manuel utilisateur<text:bookmark-end text:name="_Toc258360321"/></text:h>
      <text:h text:style-name="P32" text:outline-level="5"><text:bookmark-start text:name="_Toc258360322"/>Description générale du jeu<text:bookmark-end text:name="_Toc258360322"/></text:h>
      <text:p text:style-name="Text_20_body">Bienvenue dans le jeu du Bomberdose !</text:p>
      <text:p text:style-name="Text_20_body">Bomberdose est un jeu multi-joueurs en réseau, en temps réel, où il faut poser des bombes 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vr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P32" text:outline-level="5"><text:bookmark-start text:name="_Toc258360323"/>Configuration serveur<text:bookmark-end text:name="_Toc258360323"/></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Attention, si aucun joueur n'a remporté la partie en 2 minutes, la partie se termine et les scores ne changent pas par rapport à la partie d'avant; il s'agit d'un ex-æquo.</text:p>
      <text:h text:style-name="P32" text:outline-level="5"><text:bookmark-start text:name="_Toc258360324"/><text:soft-page-break/>Configuration client<text:bookmark-end text:name="_Toc258360324"/></text:h>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P32" text:outline-level="5"><text:bookmark-start text:name="_Toc258360325"/>Une partie<text:bookmark-end text:name="_Toc258360325"/></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P32" text:outline-level="5"><text:bookmark-start text:name="_Toc258360326"/>Les objets<text:bookmark-end text:name="_Toc258360326"/></text:h>
      <text:p text:style-name="Text_20_body">Bonus bombe : permet aux joueurs qui le ramassent d'augmenter le nombre de bombes qu'ils peuvent poser.</text:p>
      <text:p text:style-name="Text_20_body">Bonus flamme : ce bonus augmente d'une case la portée des bombes du joueur qui en bénéficie.</text:p>
      <text:p text:style-name="Text_20_body">Bonus roller : permet d'augmenter l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text:soft-page-break/>ils meurent.</text:p>
      <text:p text:style-name="Text_20_body">Mur incassable : stoppe les flammes, utile pour se protéger</text:p>
      <text:p text:style-name="Text_20_body">Mur cassable : stoppe les flammes mais se fait détruire si celles ci le touchent. A l'intérieur peuvent se trouver des bonus comme des malus.</text:p>
      <text:p text:style-name="Text_20_body">Joueur : tous les joueurs sont traversables par les autres joueurs.</text:p>
      <text:p text:style-name="Standard"/>
      <text:h text:style-name="P28" text:outline-level="3"><text:bookmark-start text:name="_Toc258360327"/>La conception générale et détaillée de l'application<text:bookmark-end text:name="_Toc258360327"/></text:h>
      <text:p text:style-name="Standard"/>
      <text:h text:style-name="P27" text:outline-level="4"><text:bookmark-start text:name="_Toc258360328"/>La communication<text:bookmark-end text:name="_Toc258360328"/></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P32" text:outline-level="5"><text:bookmark-start text:name="_Toc258360329"/>Coté serveur<text:bookmark-end text:name="_Toc258360329"/></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3" text:note-class="footnote"><text:note-citation>13</text:note-citation><text:note-body><text:p text:style-name="P20"><text:s/>Cf Glossaire</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4" text:note-class="footnote"><text:note-citation>14</text:note-citation><text:note-body><text:p text:style-name="P20"><text:s/>Se reporter à l'annexe 4, struct ToClient.h</text:p></text:note-body></text:note></text:span> doivent être envoyées régulièrement au client afin que ce dernier puisse rafraîchir le plateau de jeu. L'intervalle d'envoi étant très court et le nombre de données à envoyer étant assez important, il a été choisi comme mode de transport le protocole UDP<text:span text:style-name="Appel_20_note_20_de_20_bas_20_de_20_p."><text:note text:id="ftn15" text:note-class="footnote"><text:note-citation>15</text:note-citation><text:note-body><text:p text:style-name="P20"><text:s/>Cf Glossaire</text:p></text:note-body></text:note></text:span>, ainsi si une trame s'égare ce n'est pas très grave puisque la suivante est juste derrière, et sur un réseau local les trames ne sont pas souvent perdues.</text:p>
      <text:h text:style-name="P32" text:outline-level="5"><text:bookmark-start text:name="_Toc258360330"/>Côté client<text:bookmark-end text:name="_Toc258360330"/></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6" text:note-class="footnote"><text:note-citation>16</text:note-citation><text:note-body><text:p text:style-name="P20"><text:s/>Se reporter à l'annexe 5, struct ToServer.h</text:p></text:note-body></text:note></text:span>. Ces intentions peuvent être très rapprochées en temps, il faut donc les envoyer <text:soft-page-break/>rapidement. Pour cela, le protocole UDP semblait le plus approprié, en effet si une intention se perd ce n'est pas très grave, il suffit que le joueur reste appuyé sur une touche une fraction de seconde de plus.</text:p>
      <text:h text:style-name="P32" text:outline-level="5"><text:bookmark-start text:name="_Toc258360331"/>Ports utilisés<text:bookmark-end text:name="_Toc258360331"/></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text:bookmark-start text:name="_Toc258360332"/><text:span text:style-name="Police_20_par_20_défaut"><text:span text:style-name="T2">Les threads</text:span></text:span><text:span text:style-name="Appel_20_note_20_de_20_bas_20_de_20_p."><text:span text:style-name="T2"><text:note text:id="ftn17" text:note-class="footnote"><text:note-citation>17</text:note-citation><text:note-body><text:p text:style-name="P20"><text:s/>Cf glossaire</text:p></text:note-body></text:note></text:span></text:span><text:bookmark-end text:name="_Toc258360332"/></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text:bookmark-start text:name="_Toc258360333"/><text:span text:style-name="Police_20_par_20_défaut"><text:span text:style-name="T2">Les Mutex</text:span></text:span><text:span text:style-name="Appel_20_note_20_de_20_bas_20_de_20_p."><text:span text:style-name="T2"><text:note text:id="ftn18" text:note-class="footnote"><text:note-citation>18</text:note-citation><text:note-body><text:p text:style-name="P20"><text:s/>Cf glossaire</text:p></text:note-body></text:note></text:span></text:span><text:bookmark-end text:name="_Toc258360333"/></text:h>
      <text:p text:style-name="Text_20_body">L'implémentation de threads nous oblige à faire attention à l'accès et à l'écriture simultanés de variables. En effet, si dans le ThreadEcoute du serveur du BomberDose nous tentons de changer la position d'un joueur en fonction des données reçues, et qu'en même temps le ThreadEnvoi récupère cette information pour l'envoyer aux clients, il se produit un crash de l'application. Il est impératif d'ajouter un drapeau qui signale à un processus que l'accès à une variable est en cours, et qui dit à(ux) processus qui tente(nt) d'accéder en même temps à ces variables d'aller dormir en attendant leur tour.</text:p>
      <text:p text:style-name="Text_20_body"><text:soft-page-break/>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P32" text:outline-level="5"><text:bookmark-start text:name="_Toc258360334"/>Les packets<text:bookmark-end text:name="_Toc258360334"/></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9" text:note-class="footnote"><text:note-citation>19</text:note-citation><text:note-body><text:p text:style-name="P20"><text:s/>Consulter annexe 4 et 5 pour plus d'information.</text:p></text:note-body></text:note></text:span>.</text:p>
      <text:p text:style-name="Text_20_body"/>
      <text:h text:style-name="P28" text:outline-level="3"><text:bookmark-start text:name="_Toc258360335"/>La réalisation et la validation de l'application<text:bookmark-end text:name="_Toc258360335"/></text:h>
      <text:h text:style-name="P27" text:outline-level="4"><text:bookmark-start text:name="_Toc258360336"/>Le C++<text:bookmark-end text:name="_Toc258360336"/></text:h>
      <text:p text:style-name="Text_20_body">Le C++ est actuellement le quatrième langage de programmation le plus utilisé au monde<text:span text:style-name="Appel_20_note_20_de_20_bas_20_de_20_p."><text:note text:id="ftn20" text:note-class="footnote"><text:note-citation>20</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complexe à assimiler. Et les erreurs de manipulation d'adresses mémoire ne pardonnent pas.</text:p>
      <text:h text:style-name="P27" text:outline-level="4"><text:bookmark-start text:name="_Toc258360337"/>La SFML<text:bookmark-end text:name="_Toc258360337"/></text:h>
      <text:h text:style-name="P32" text:outline-level="5"><text:bookmark-start text:name="_Toc258360338"/>Description de la sfml<text:bookmark-end text:name="_Toc258360338"/></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text:soft-page-break/>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utilisé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P32" text:outline-level="5"><text:bookmark-start text:name="_Toc258360339"/>Les limites de la sfml<text:bookmark-end text:name="_Toc258360339"/></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4">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1" text:note-class="footnote"><text:note-citation>21</text:note-citation><text:note-body><text:p text:style-name="P2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text:soft-page-break/>MultiCast comme en Java<text:span text:style-name="Appel_20_note_20_de_20_bas_20_de_20_p."><text:note text:id="ftn22" text:note-class="footnote"><text:note-citation>22</text:note-citation><text:note-body><text:p text:style-name="P2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text:bookmark-start text:name="_Toc258360340"/><text:span text:style-name="Police_20_par_20_défaut"><text:span text:style-name="T2">Le moteur de jeu</text:span></text:span><text:span text:style-name="Appel_20_note_20_de_20_bas_20_de_20_p."><text:span text:style-name="T2"><text:note text:id="ftn23" text:note-class="footnote"><text:note-citation>23</text:note-citation><text:note-body><text:p text:style-name="P20"><text:s/>Se rapporter à l'annexe 2, Diagramme de classe Moteur</text:p></text:note-body></text:note></text:span></text:span><text:bookmark-end text:name="_Toc258360340"/></text:h>
      <text:p text:style-name="Text_20_body">Le concept de « moteur de jeu » est très flou. La définition générale est la suivante : « Un moteur de jeu est le regroupement de l'ensemble des moteurs spécialisés nécessaires à la réalisation d'un jeu<text:span text:style-name="Appel_20_note_20_de_20_bas_20_de_20_p."><text:note text:id="ftn24" text:note-class="footnote"><text:note-citation>24</text:note-citation><text:note-body><text:p text:style-name="Note_20_de_20_bas_20_de_20_page"><text:s/><text:span text:style-name="Police_20_par_20_défaut"><text:span text:style-name="T5">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P32" text:outline-level="5"><text:bookmark-start text:name="_Toc258360341"/>Bomberdose<text:bookmark-end text:name="_Toc258360341"/></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P32" text:outline-level="5"><text:bookmark-start text:name="_Toc258360342"/>Plateau<text:bookmark-end text:name="_Toc258360342"/></text:h>
      <text:p text:style-name="Text_20_body">La classe Plateau représente le plateau de jeu. Elle est composée de Cases, qui elles-mêmes peuvent contenir des objets. Le plateau est une des classes les plus importantes du moteur, car c’est elle qui gère tout les évé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P32" text:outline-level="5"><text:bookmark-start text:name="_Toc258360343"/><text:soft-page-break/>Joueur<text:bookmark-end text:name="_Toc258360343"/></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5" text:note-class="footnote"><text:note-citation>25</text:note-citation><text:note-body><text:p text:style-name="Note_20_de_20_bas_20_de_20_page"><text:s/>Cf Glossaire</text:p></text:note-body></text:note></text:span> vers le plateau que tous les joueurs partagent.</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P32" text:outline-level="5"><text:bookmark-start text:name="_Toc258360344"/>Server<text:bookmark-end text:name="_Toc258360344"/></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P32" text:outline-level="5"><text:bookmark-start text:name="_Toc258360345"/>Sclient<text:bookmark-end text:name="_Toc258360345"/></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text:bookmark-start text:name="_Toc258360346"/><text:span text:style-name="Police_20_par_20_défaut"><text:span text:style-name="T2">Structure de données ToClient.h</text:span></text:span><text:span text:style-name="Appel_20_note_20_de_20_bas_20_de_20_p."><text:span text:style-name="T2"><text:note text:id="ftn26" text:note-class="footnote"><text:note-citation>26</text:note-citation><text:note-body><text:p text:style-name="Footnote">Annexe 4, struct ToClient.h</text:p></text:note-body></text:note></text:span></text:span><text:bookmark-end text:name="_Toc258360346"/></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P27" text:outline-level="4"><text:bookmark-start text:name="_Toc258360347"/>Les macros<text:bookmark-end text:name="_Toc258360347"/></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text:soft-page-break/>De plus, on peut y mettre des fonctions simples qui sont utilisées plusieurs fois.</text:p>
      <text:h text:style-name="Heading_20_4" text:outline-level="4"><text:bookmark-start text:name="_Toc258360348"/><text:span text:style-name="Police_20_par_20_défaut"><text:span text:style-name="T2">Le client</text:span></text:span><text:span text:style-name="Appel_20_note_20_de_20_bas_20_de_20_p."><text:span text:style-name="T2"><text:note text:id="ftn27" text:note-class="footnote"><text:note-citation>27</text:note-citation><text:note-body><text:p text:style-name="Footnote">Se référer au diagramme de classe Client, annexe 3</text:p></text:note-body></text:note></text:span></text:span><text:bookmark-end text:name="_Toc258360348"/></text:h>
      <text:h text:style-name="P32" text:outline-level="5"><text:bookmark-start text:name="_Toc258360349"/>Client<text:bookmark-end text:name="_Toc258360349"/></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text:bookmark-start text:name="_Toc258360350"/><text:span text:style-name="Police_20_par_20_défaut"><text:span text:style-name="T2">Structure de données ToServer.h</text:span></text:span><text:span text:style-name="Appel_20_note_20_de_20_bas_20_de_20_p."><text:span text:style-name="T2"><text:note text:id="ftn28" text:note-class="footnote"><text:note-citation>28</text:note-citation><text:note-body><text:p text:style-name="Footnote">Annexe 5, struct ToServer.h</text:p></text:note-body></text:note></text:span></text:span><text:bookmark-end text:name="_Toc258360350"/></text:h>
      <text:p text:style-name="Text_20_body">Cette structure représente les données UDP envoyées au serveur par tous les clients. Il s'agit en fait de booléens représentant la touche appuyée, ↑↓→← pour se déplacer, ou la barre d'espace, pour poser une bombe.</text:p>
      <text:h text:style-name="P27" text:outline-level="4"><text:bookmark-start text:name="_Toc258360351"/>Difficultés rencontrées<text:bookmark-end text:name="_Toc258360351"/></text:h>
      <text:h text:style-name="Heading_20_5" text:outline-level="5"><text:bookmark-start text:name="_Toc258360352"/><text:span text:style-name="Police_20_par_20_défaut"><text:span text:style-name="T2">Partage de variables entre les threads</text:span></text:span><text:span text:style-name="Appel_20_note_20_de_20_bas_20_de_20_p."><text:span text:style-name="T2"><text:note text:id="ftn29" text:note-class="footnote"><text:note-citation>29</text:note-citation><text:note-body><text:p text:style-name="Footnote">Problème rencontré lorsque un thread père partage un booléen avec ses fils (dans la classe Server, ThreadEcoute, ThreadEnvoi, et la classe Client et ThreadEcoute).</text:p></text:note-body></text:note></text:span></text:span><text:bookmark-end text:name="_Toc258360352"/></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text:bookmark-start text:name="_Toc258360353"/><text:span text:style-name="Police_20_par_20_défaut"><text:span text:style-name="T2">Utilisation d'une fréquence importante du CPU dans les Threads</text:span></text:span><text:span text:style-name="Appel_20_note_20_de_20_bas_20_de_20_p."><text:span text:style-name="T2"><text:note text:id="ftn30" text:note-class="footnote"><text:note-citation>30</text:note-citation><text:note-body><text:p text:style-name="Footnote">Rencontré dans tous les Threads, dans leur méthode Run() plus précisément.</text:p></text:note-body></text:note></text:span></text:span><text:bookmark-end text:name="_Toc258360353"/></text:h>
      <text:p text:style-name="Text_20_body">Lorsqu'un while( true ) {} avec des instructions simples dans la boucle est lancé, cela utilise beaucoup de CPU (200% <text:s/>selon la commande top de ubuntu). En effet, la méthode boucle <text:soft-page-break/>plus de 25000 fois en moins d'une seconde<text:span text:style-name="Appel_20_note_20_de_20_bas_20_de_20_p."><text:note text:id="ftn31" text:note-class="footnote"><text:note-citation>31</text:note-citation><text:note-body><text:p text:style-name="Footnote">Test effectué sous Ubuntu 9.10 32 bits, CPU : intel core 2 duo T6400 @2.0ghz</text:p></text:note-body></text:note></text:span>.</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bookmark-start text:name="_Toc258360354"/><text:span text:style-name="Police_20_par_20_défaut"><text:span text:style-name="T2">Arrêt de la méthode Run() d'un Thread d'écoute</text:span></text:span><text:span text:style-name="Appel_20_note_20_de_20_bas_20_de_20_p."><text:span text:style-name="T2"><text:note text:id="ftn32" text:note-class="footnote"><text:note-citation>32</text:note-citation><text:note-body><text:p text:style-name="Footnote">Problème rencontré lors de la fin d'une partie lorsque les ThreadEcoute client et serveur doivent se terminer (la méthode run doit arriver à sa fin)</text:p></text:note-body></text:note></text:span></text:span><text:bookmark-end text:name="_Toc258360354"/></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text:p>
      <text:list xml:id="list922436070" text:style-name="L1">
        <text:list-item>
          <text:p text:style-name="P26">Clonage d’objet abstrait</text:p>
        </text:list-item>
      </text:list>
      <text:p text:style-name="Text_20_body">En C++, une classe abstraite est une classe qu’on ne peut pas instancier, c'est-à-dire que l’on ne peut pas créer cet objet directement. En règle générale, on crée une classe abstraite pour lui mettre des attributs et méthodes, puis, on créé des classes filles qui héritent de la classe abstraite. De ce fait, chaque fille aura les attributs et méthodes de la classe abstraite, en plus des siens.</text:p>
      <text:p text:style-name="Text_20_body">Dans le Bomberdose, la fonction permettant de remplir une case par un objet est MFill(ObjetFixe&amp; _objetFixe). Elle prend en paramètre une référence d’un ObjetFixe, qui est une classe abstraite. On ne pouvait donc pas faire m_pObjetFixe = _objetFixe car un ObjetFixe est abstrait. Il a cloné _objetFixe pour pouvoir associer m_pObjetFixe à l’objet en paramètre. Pour une bombe par exemple, cela donne : </text:p>
      <text:p text:style-name="P8">ObjetFixe* Bombe::MClone() const{ return new Bombe(*this); } </text:p>
      <text:h text:style-name="P27" text:outline-level="4"><text:bookmark-start text:name="_Toc258360355"/>Le produit final<text:bookmark-end text:name="_Toc258360355"/></text:h>
      <text:p text:style-name="Text_20_body">Beaucoup d’objectifs ont été atteints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text:soft-page-break/>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de deuxième année veulent reprendre notre projet, ces malus ne seraient pas trop difficiles à implémenter.</text:p>
      <text:p text:style-name="Text_20_body">L’objectif que nous avons totalement abandonné est la gestion du son, par faute de temps, car nous avions d’autres parties plus importantes à faire fonctionner.</text:p>
      <text:p text:style-name="P9"/>
      <text:p text:style-name="P9"/>
      <text:h text:style-name="Heading_20_1" text:outline-level="1"><text:bookmark-start text:name="_Toc258360356"/>Conclusion générale<text:bookmark-end text:name="_Toc258360356"/></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s les élèves passent par là afin de se rendre compte de la difficulté d'une telle entreprise.</text:p>
      <text:h text:style-name="P24" text:outline-level="1"><text:bookmark-start text:name="_Toc258360357"/>Bibliographie<text:bookmark-end text:name="_Toc258360357"/></text:h>
      <text:p text:style-name="Text_20_body">http://code.google.com/ L'endroit où est stocké notre projet</text:p>
      <text:p text:style-name="Text_20_body">http://cpp.developpez.com/ site proposant des cours et tutoriels avancés pour le c++</text:p>
      <text:p text:style-name="Text_20_body">http://sourceforge.net/ Site de référence de l'open source</text:p>
      <text:p text:style-name="Text_20_body">http://tortoisesvn.tigris.org/ tortoise SVN</text:p>
      <text:p text:style-name="Text_20_body">http://wikipedia.fr/index.php site d'encyclopédie libre</text:p>
      <text:p text:style-name="Text_20_body"><text:a xlink:type="simple" xlink:href="http://www.cplusplus.com/reference/stl/" office:target-frame-name="_top" xlink:show="replace">http://www.cplusplus.com/reference/stl/</text:a> Site de tutoriels sur le c++ et API sur les librairies standards</text:p>
      <text:p text:style-name="Text_20_body">http://www.sfml-dev.org/ Tutoriels et API de la sfml</text:p>
      <text:p text:style-name="Text_20_body">http://www.siteduzero.com/, site proposant des tutoriels, utilisé pour le c++</text:p>
      <text:p text:style-name="Text_20_body">http://www.tiobe.com/</text:p>
      <text:h text:style-name="P24" text:outline-level="1"><text:bookmark-start text:name="_Toc258360358"/>Glossaire<text:bookmark-end text:name="_Toc258360358"/></text:h>
      <text:p text:style-name="Text_20_body"/>
      <text:p text:style-name="Text_20_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_20_body">API : Ensemble de documentation et de textes décrivant une bibliothèque, ses classes et ses méthodes.</text:p>
      <text:p text:style-name="Text_20_body">Bool/Booléen : Type simple de variable, à deux états : true (vrai) ou false (faux). Se reporter à l'algèbre de Bool pour plus de précisions.</text:p>
      <text:p text:style-name="Text_20_body">Bug : Problème, erreur d'un logiciel, qui ne réagit pas comme prévu à l'utilisation qui en est faite.</text:p>
      <text:p text:style-name="Text_20_body">Char/Characters/Caractères : Type simple de variable, prend n'importe quel caractère (a – z, A – Z, 0-9, etc)</text:p>
      <text:p text:style-name="Text_20_body">Classe : Dans la programmation orientée objet, une classe est un objet qui possède un ensemble d'attributs et de méthodes qui définissent son comportement.</text:p>
      <text:p text:style-name="Text_20_body">Client : Logiciel qui envoie des requêtes à un logiciel et reçoit des informations d'un logiciel serveur tournant sur une autre machine au moyen d'une méthode de communication réseau.</text:p>
      <text:p text:style-name="Text_20_body">Const : Mot clé c++ qui annonce que la variable ne doit pas être modifiée (soit par une classe, soit par une méthode)</text:p>
      <text:p text:style-name="Text_20_body">Écouteur : Objet qui permet de scanner une information, qu'il s'agisse d'un clic à l'écran ou de l'appui d'une touche du clavier.</text:p>
      <text:p text:style-name="Text_20_body">Événement : Événement, la plupart du temps, veut dire clic ou appui de touche.</text:p>
      <text:p text:style-name="Text_20_body">Instruction : lignes de codes déchiffrées par la machine et transformées en action.</text:p>
      <text:p text:style-name="Text_20_body">Int/integer : type simple de variable, il s'agit d'un nombre entier.</text:p>
      <text:p text:style-name="Text_20_body">List : Classe template de la STL. Les éléments d’une liste n’ont pas d’indice, et on ne peut accéder directement qu’aux éléments en bout de liste (début ou fin). Pour parcourir une List, il faut utiliser un iterator. Une List est très efficace s’il faut insérer ou retirer des éléments n’importe où dans la List.</text:p>
      <text:p text:style-name="Text_20_body"><text:soft-page-break/>MERISE : Ensemble de modèles et méthodes de conception de logiciels.</text:p>
      <text:p text:style-name="Text_20_body">Moteur : Ensemble des règles qui permettent de faire tourner un jeu, une application.</text:p>
      <text:p text:style-name="Text_20_body">MultiCast : Permet d'envoyer des données par le réseau à un groupe déterminé de machines.</text:p>
      <text:p text:style-name="Text_20_body">Mutex : MUTual Exclusion, exclusion mutuelle, c'est ce qui permet à deux threads de ne pas modifier et accéder en même temps la même variable.</text:p>
      <text:p text:style-name="Text_20_body">MVC : Modèle Vue Contrôleur</text:p>
      <text:p text:style-name="Text_20_body">OpenSource : Logiciel dont on met à disposition le code source sous licence libre.</text:p>
      <text:p text:style-name="Text_20_body">Packets : Éléments de données transitant par le réseau</text:p>
      <text:p text:style-name="Text_20_body">Pointeur : Élément en C++ qui permet de manipuler directement les adresses mémoire.</text:p>
      <text:p text:style-name="Text_20_body">Référence : Élément en C++ qui permet de manipuler directement les adresses mémoire.</text:p>
      <text:p text:style-name="Text_20_body">Serveur/Server : Logiciel recevant des requêtes et renvoyant des données aux clients.</text:p>
      <text:p text:style-name="Text_20_body">Set : Classe template de la STL. Les éléments d’un Set doivent avoir une relation d’ordre entre elles, c’est-à-dire qu’ils doivent être comparable, et qu’on puisse dire qu'un élément est plus grand qu’un autre. De plus, les éléments sont triés par ordre croissant, et doivent être uniques. Un set permet un accès rapide à n’importe quel élément. </text:p>
      <text:p text:style-name="Text_20_body">SFML : Simple and Fast Multimedia Library, bibliothèque codée en C++ permettant l’implémentation simple et rapide d’élément pour les jeux 2D et 3D.</text:p>
      <text:p text:style-name="Text_20_body">Sprites : Terme désignant un élément graphique qui peut se déplacer sur l’écran.</text:p>
      <text:p text:style-name="Text_20_body">STL : Standard Template Library. Ensemble des classes templates de la librairie standard C++. Les classes templates, comme les tableaux, permettent de stocker des objets, mais chaque classe a un avantage par rapport aux autres. </text:p>
      <text:p text:style-name="Text_20_body">SVN : Subversion, un logiciel de contrôle de versions.</text:p>
      <text:p text:style-name="Text_20_body">Tableau de variables : Il s'agit d'une table de rangement de variables d'un même type, d'une longueur prédéterminée.</text:p>
      <text:p text:style-name="Text_20_body">TCP : Transmission Control Protocol est un protocole de transport réseau fiable en mode connecté, qui permet d'envoyer des données à l'aide de sockets</text:p>
      <text:p text:style-name="Text_20_body">Thread : Permet d'effectuer plusieurs instructions en parallèle</text:p>
      <text:p text:style-name="Text_20_body">UDP : User Datagram Protocol, il s'agit d'un protocole de transport réseau simple et rapide, <text:soft-page-break/>cependant il travaille en mode non connecté et est non fiable, il n'y a aucun contrôle de flux.</text:p>
      <text:p text:style-name="Text_20_body">UML : Ensemble de modèles et méthodes de conception de logiciels.</text:p>
      <text:p text:style-name="Text_20_body">Variable : Association d'un nom à une donnée ou valeur du type de la variable.</text:p>
      <text:p text:style-name="Text_20_body">Vector : Classe template de la STL. On attribut à chaque élément d’un Vector un indice, ce qui permet un accès rapide aux éléments dont on connaît l’indice.</text:p>
      <text:p text:style-name="Text_20_body">Volatile : Mot clé en c++ qui permet de définir une variable comme étant accessible par des éléments externes au programme.</text:p>
      <text:p text:style-name="Text_20_body">While : Boucle tant que, avec une condition. Ce qui donne Tant que la condition est remplie, on réalise les instructions qui sont dans la boucle.</text:p>
      <text:h text:style-name="P24" text:outline-level="1"><text:bookmark-start text:name="_Toc258360359"/>Annexes<text:bookmark-end text:name="_Toc258360359"/></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30" text:outline-level="6"><text:bookmark-start text:name="_Toc258360360"/>Annexe 1 : Licence New BSD<text:bookmark-end text:name="_Toc258360360"/></text:h>
      <text:p text:style-name="P5">Copyright (c) &lt;year&gt;, &lt;copyright holder&gt;</text:p>
      <text:p text:style-name="P5">All rights reserved.</text:p>
      <text:p text:style-name="P5"/>
      <text:p text:style-name="P6">Redistribution and use in source and binary forms, with or without modification, are permitted provided that the following conditions are met:</text:p>
      <text:list xml:id="list540392470" text:style-name="L2">
        <text:list-item>
          <text:p text:style-name="P23">Redistributions of source code must retain the above copyright notice, this list of conditions and the following disclaimer.</text:p>
        </text:list-item>
        <text:list-item>
          <text:p text:style-name="P23">Redistributions in binary form must reproduce the above copyright notice, this list of conditions and the following disclaimer in the documentation and/or other materials provided with the distribution.</text:p>
        </text:list-item>
        <text:list-item>
          <text:p text:style-name="P23">Neither the name of the &lt;organization&gt; nor the names of its contributors may be used to endorse or promote products derived from this software without specific prior written permission.</text:p>
        </text:list-item>
      </text:list>
      <text:p text:style-name="P5"/>
      <text:p text:style-name="P6">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6">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6">SOFTWARE, EVEN IF ADVISED OF THE POSSIBILITY OF SUCH DAMAGE.</text:p>
      <text:p text:style-name="P8"/>
      <text:p text:style-name="Text_20_body">Il était nécessaire de choisir une licence parmi une dizaine<text:span text:style-name="Appel_20_note_20_de_20_bas_20_de_20_p."><text:note text:id="ftn33" text:note-class="footnote"><text:note-citation>33</text:note-citation><text:note-body><text:p text:style-name="P2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text:note text:id="ftn34" text:note-class="footnote"><text:note-citation>34</text:note-citation><text:note-body><text:p text:style-name="P18"><text:s/>A étudier avec un professeur de droit !</text:p></text:note-body></text:note>.</text:p>
      <text:p text:style-name="Text_20_body"/>
      <text:h text:style-name="P31" text:outline-level="6"><text:bookmark-start text:name="_Toc258360361"/>Annexe 3 : Structure de données ToClient et surcharge d'opérateurs<text:bookmark-end text:name="_Toc258360361"/></text:h>
      <text:p text:style-name="P11">struct ToClient</text:p>
      <text:p text:style-name="P11">//Il s'agit des données transitant par UDP du serveur vers le client (d'où le nom de ToClient)</text:p>
      <text:p text:style-name="P11">{</text:p>
      <text:p text:style-name="P11"><text:s text:c="4"/>char* plateau;</text:p>
      <text:p text:style-name="P11"><text:s text:c="4"/>//Le plateau de jeu représenté par un tableau de char pour simplicité d'envoi</text:p>
      <text:p text:style-name="P11"><text:s text:c="4"/>bool j1;</text:p>
      <text:p text:style-name="P11"><text:s text:c="4"/>//L'état du joueur1 : true = vivant, false = mort</text:p>
      <text:p text:style-name="P11"><text:s text:c="4"/>unsigned int x1;</text:p>
      <text:p text:style-name="P11"><text:s text:c="4"/>//l'abscisse du joueur 1 (en pixel)</text:p>
      <text:p text:style-name="P11"><text:s text:c="4"/>unsigned int y1;</text:p>
      <text:p text:style-name="P11"><text:s text:c="4"/>//l'ordonnée du joueur 1 (en pixel)</text:p>
      <text:p text:style-name="P15"><text:span text:style-name="Police_20_par_20_défaut"><text:span text:style-name="T6"><text:s text:c="4"/></text:span></text:span><text:span text:style-name="Police_20_par_20_défaut"><text:span text:style-name="T7">bool j2;</text:span></text:span></text:p>
      <text:p text:style-name="P13"><text:s text:c="4"/>unsigned int x2;</text:p>
      <text:p text:style-name="P13"><text:s text:c="4"/>unsigned int y2;</text:p>
      <text:p text:style-name="P13"><text:s text:c="4"/>bool j3;</text:p>
      <text:p text:style-name="P13"><text:s text:c="4"/>unsigned int x3;</text:p>
      <text:p text:style-name="P13"><text:s text:c="4"/>unsigned int y3;</text:p>
      <text:p text:style-name="P13"><text:s text:c="4"/>bool j4;</text:p>
      <text:p text:style-name="P13"><text:s text:c="4"/>unsigned int x4;</text:p>
      <text:p text:style-name="P13"><text:s text:c="4"/>unsigned int y4;</text:p>
      <text:p text:style-name="P13">};</text:p>
      <text:p text:style-name="P13"/>
      <text:p text:style-name="P13">sf::Packet&amp; operator &gt;&gt;(sf::Packet&amp; Packet, ToClient&amp; T)</text:p>
      <text:p text:style-name="P11">//Surcharge d'opérateur &gt;&gt; pour extraire un ToClient d'un packet (du côté client, dans la classe ThreadEcoute plus précisément)</text:p>
      <text:p text:style-name="P11">{</text:p>
      <text:p text:style-name="P11"><text:s text:c="4"/>return Packet &gt;&gt; T.plateau &gt;&gt; T.j1 &gt;&gt; T.x1 &gt;&gt; T.y1&gt;&gt;T.j2 &gt;&gt; T.x2 &gt;&gt; T.y2 &gt;&gt; T.j3 &gt;&gt; T.x3 &gt;&gt; T.y3 &gt;&gt; T.j4 &gt;&gt; T.x4 &gt;&gt; T.y4;</text:p>
      <text:p text:style-name="P13">}</text:p>
      <text:p text:style-name="P13"/>
      <text:p text:style-name="P13">sf::Packet&amp; operator &lt;&lt;(sf::Packet&amp; Packet, const ToClient&amp; T)</text:p>
      <text:p text:style-name="P11">//surcharge d'opérateur &lt;&lt; pour mettre un ToClient dans un packet (du côté serveur, dans la classe ThreadEnvoi plus précisément)</text:p>
      <text:p text:style-name="P11">{</text:p>
      <text:p text:style-name="P11"><text:s text:c="4"/>return Packet &lt;&lt;T.plateau &lt;&lt; T.j1 &lt;&lt; T.x1 &lt;&lt; T.y1 &lt;&lt; T.j2 &lt;&lt; T.x2 &lt;&lt; T.y2 &lt;&lt; T.j3 &lt;&lt; T.x3 &lt;&lt; T.y3 &lt;&lt; T.j4 &lt;&lt; T.x4 &lt;&lt; T.y4;</text:p>
      <text:p text:style-name="P11">}</text:p>
      <text:p text:style-name="P11"/>
      <text:p text:style-name="P11"/>
      <text:h text:style-name="P29" text:outline-level="6"><text:bookmark-start text:name="_Toc258360362"/><text:soft-page-break/>Annexe 4 : Structure de données ToServer et surcharge d'opérateurs<text:bookmark-end text:name="_Toc258360362"/></text:h>
      <text:p text:style-name="P10">struct ToServer</text:p>
      <text:p text:style-name="P10">//Il s'agit des données transitant par UDP des clients vers le serveur (d'où le nom de ToServer)</text:p>
      <text:p text:style-name="P10">{</text:p>
      <text:p text:style-name="P10"><text:s text:c="4"/>bool up;</text:p>
      <text:p text:style-name="P10"><text:s text:c="4"/>//indique que le joueur veut se déplacer vers le haut</text:p>
      <text:p text:style-name="P10"><text:s text:c="4"/>bool down;</text:p>
      <text:p text:style-name="P10"><text:s text:c="4"/>//indique que le joueur veut se déplacer vers le bas</text:p>
      <text:p text:style-name="P10"><text:s text:c="4"/>bool right;</text:p>
      <text:p text:style-name="P10"><text:s text:c="4"/>//indique que le joueur veut se déplacer vers la droite</text:p>
      <text:p text:style-name="P10"><text:s text:c="4"/>bool left;</text:p>
      <text:p text:style-name="P10"><text:s text:c="4"/>//indique que le joueur veut se déplacer vers la gauche</text:p>
      <text:p text:style-name="P10"><text:s text:c="4"/>bool bomb;</text:p>
      <text:p text:style-name="P10"><text:s text:c="4"/>//indique que le joueur veut poser une bombe</text:p>
      <text:p text:style-name="P12">};</text:p>
      <text:p text:style-name="P12"/>
      <text:p text:style-name="P12">sf::Packet&amp; operator &gt;&gt;(sf::Packet&amp; Packet, ToServer&amp; T)</text:p>
      <text:p text:style-name="P10">//surcharge d'opérateur &gt;&gt; pour extraire un ToServer d'un packet (du côté serveur, dans la classe ThreadEcoute plus précisément)</text:p>
      <text:p text:style-name="P12">{</text:p>
      <text:p text:style-name="P12"><text:s text:c="4"/>return Packet &gt;&gt;T.up &gt;&gt; T.down &gt;&gt; T.right&gt;&gt;T.left&gt;&gt;T.bomb;</text:p>
      <text:p text:style-name="P12">}</text:p>
      <text:p text:style-name="P12"/>
      <text:p text:style-name="P12">sf::Packet&amp; operator &lt;&lt;(sf::Packet&amp; Packet, const ToServer&amp; T)</text:p>
      <text:p text:style-name="P10">//surcharge d'opérateur &lt;&lt; pour ajouter un ToServer dans un packet (du côté client, dans la classe Envoi plus précisément)</text:p>
      <text:p text:style-name="P12">{</text:p>
      <text:p text:style-name="P12"><text:s text:c="4"/>return Packet &lt;&lt;T.up &lt;&lt; T.down &lt;&lt; T.right&lt;&lt; T.left&lt;&lt; T.bomb;</text:p>
      <text:p text:style-name="P14"><text:span text:style-name="Police_20_par_20_défaut"><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text-align="center" style:justify-single-word="false" fo:hyphenation-ladder-count="no-limit">
        <style:tab-stops>
          <style:tab-stop style:position="15.983cm" style:type="right" style:leader-style="dotted" style:leader-text="."/>
        </style:tab-stops>
      </style:paragraph-properties>
      <style:text-properties style:font-name="Arial" style:font-name-complex="Arial" fo:hyphenate="false" fo:hyphenation-remain-char-count="0" fo:hyphenation-push-char-count="0"/>
    </style:style>
    <style:style style:name="TM_20_2" style:display-name="TM 2" style:family="paragraph" style:parent-style-name="Normal" style:next-style-name="Normal" style:auto-update="true">
      <style:paragraph-properties fo:margin-left="0.42cm" fo:margin-right="0cm" fo:hyphenation-ladder-count="no-limit" fo:text-indent="0cm" style:auto-text-indent="false">
        <style:tab-stops>
          <style:tab-stop style:position="0.85cm"/>
          <style:tab-stop style:position="15.563cm" style:type="right" style:leader-style="dotted" style:leader-text="."/>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5cm" fo:margin-right="0cm" fo:hyphenation-ladder-count="no-limit" fo:text-indent="0cm" style:auto-text-indent="false">
        <style:tab-stops>
          <style:tab-stop style:position="0.843cm"/>
          <style:tab-stop style:position="15.132cm" style:type="right" style:leader-style="dotted" style:leader-text="."/>
        </style:tab-stops>
      </style:paragraph-properties>
      <style:text-properties fo:hyphenate="false" fo:hyphenation-remain-char-count="0" fo:hyphenation-push-char-count="0"/>
    </style:style>
    <style:style style:name="TM_20_5" style:display-name="TM 5" style:family="paragraph" style:parent-style-name="Normal" style:next-style-name="Normal" style:auto-update="true">
      <style:paragraph-properties fo:margin-left="1.69cm" fo:margin-right="0cm" fo:hyphenation-ladder-count="no-limit" fo:text-indent="0cm" style:auto-text-indent="false">
        <style:tab-stops>
          <style:tab-stop style:position="1.027cm"/>
          <style:tab-stop style:position="14.293cm" style:type="right" style:leader-style="dotted" style:leader-text="."/>
        </style:tab-stops>
      </style:paragraph-properties>
      <style:text-properties fo:hyphenate="false" fo:hyphenation-remain-char-count="0" fo:hyphenation-push-char-count="0"/>
    </style:style>
    <style:style style:name="TM_20_4" style:display-name="TM 4" style:family="paragraph" style:parent-style-name="Normal" style:next-style-name="Normal" style:auto-update="true">
      <style:paragraph-properties fo:margin-left="1.27cm" fo:margin-right="0cm" fo:hyphenation-ladder-count="no-limit" fo:text-indent="0cm" style:auto-text-indent="false">
        <style:tab-stops>
          <style:tab-stop style:position="0.847cm"/>
          <style:tab-stop style:position="14.713cm" style:type="right" style:leader-style="dotted" style:leader-text="."/>
        </style:tab-stops>
      </style:paragraph-properties>
      <style:text-properties fo:hyphenate="false" fo:hyphenation-remain-char-count="0" fo:hyphenation-push-char-count="0"/>
    </style:style>
    <style:style style:name="TM_20_6" style:display-name="TM 6" style:family="paragraph" style:parent-style-name="Normal" style:next-style-name="Normal" style:auto-update="true">
      <style:paragraph-properties fo:margin-left="2.12cm" fo:margin-right="0cm" fo:hyphenation-ladder-count="no-limit" fo:text-indent="0cm" style:auto-text-indent="false">
        <style:tab-stops>
          <style:tab-stop style:position="13.862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18</text:page-number>/<text:page-count>29</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7T18:28:03</dc:date>
    <meta:editing-cycles>502</meta:editing-cycles>
    <meta:editing-duration>PT25H07M03S</meta:editing-duration>
    <meta:document-statistic meta:table-count="0" meta:image-count="0" meta:object-count="0" meta:page-count="29" meta:paragraph-count="374" meta:word-count="7921" meta:character-count="47954"/>
    <meta:template xlink:type="simple" xlink:actuate="onRequest" xlink:title="" xlink:href="Normal.dotm"/>
  </office:meta>
</office:document-meta>
</file>